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5" style:family="table-row">
      <style:table-row-properties style:min-row-height="0.3049in"/>
    </style:style>
    <style:style style:name="P1" style:family="paragraph" style:parent-style-name="Text_20_body">
      <style:text-properties officeooo:rsid="001ba220"/>
    </style:style>
    <style:style style:name="P2" style:family="paragraph" style:parent-style-name="Table_20_Contents">
      <style:text-properties officeooo:paragraph-rsid="001ba220"/>
    </style:style>
    <style:style style:name="P3" style:family="paragraph" style:parent-style-name="Table_20_Contents">
      <style:text-properties officeooo:paragraph-rsid="001cba05"/>
    </style:style>
    <style:style style:name="P4" style:family="paragraph" style:parent-style-name="Text_20_body" style:list-style-name="L1">
      <style:text-properties officeooo:paragraph-rsid="001ba220"/>
    </style:style>
    <style:style style:name="P5" style:family="paragraph" style:parent-style-name="Text_20_body" style:list-style-name="L1">
      <style:text-properties officeooo:rsid="001ba220" officeooo:paragraph-rsid="001ba220"/>
    </style:style>
    <style:style style:name="P6" style:family="paragraph" style:parent-style-name="Text_20_body" style:list-style-name="L1">
      <style:text-properties officeooo:rsid="001c78c4" officeooo:paragraph-rsid="001c78c4"/>
    </style:style>
    <style:style style:name="P7" style:family="paragraph" style:parent-style-name="Text_20_body" style:list-style-name="L1">
      <style:text-properties officeooo:rsid="001cba05" officeooo:paragraph-rsid="001cba05"/>
    </style:style>
    <style:style style:name="T1" style:family="text">
      <style:text-properties officeooo:rsid="001ba220"/>
    </style:style>
    <style:style style:name="T2" style:family="text">
      <style:text-properties officeooo:rsid="001c78c4"/>
    </style:style>
    <style:style style:name="T3" style:family="text">
      <style:text-properties officeooo:rsid="001cba0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Zadaci za osnovne Linux naredbe</text:h>
      <text:p text:style-name="Standard"/>
      <text:p text:style-name="Text_20_body">Evo nekoliko zadataka koji se odnose na osnovne Linux naredbe, zajedno s rješenjima.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Naredba</text:p>
          </table:table-cell>
          <table:table-cell table:style-name="Table1.B1" office:value-type="string">
            <text:p text:style-name="Table_20_Contents">Opi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ls </text:span><text:span text:style-name="Strong_20_Emphasis"><text:span text:style-name="T1">[-al]</text:span></text:span></text:p>
          </table:table-cell>
          <table:table-cell table:style-name="Table1.B2" office:value-type="string">
            <text:p text:style-name="Table_20_Contents">Prikazuje sadržaj direktorija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pwd</text:span></text:p>
          </table:table-cell>
          <table:table-cell table:style-name="Table1.B2" office:value-type="string">
            <text:p text:style-name="Table_20_Contents">Prikazuje putanju trenutnog direktorija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cd</text:span></text:p>
          </table:table-cell>
          <table:table-cell table:style-name="Table1.B2" office:value-type="string">
            <text:p text:style-name="Table_20_Contents">Mijenja direktorij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mkdir </text:span><text:span text:style-name="Strong_20_Emphasis"><text:span text:style-name="T2">[-p]</text:span></text:span></text:p>
          </table:table-cell>
          <table:table-cell table:style-name="Table1.B2" office:value-type="string">
            <text:p text:style-name="Table_20_Contents">Stvara novi direktorij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rmdir</text:span></text:p>
          </table:table-cell>
          <table:table-cell table:style-name="Table1.B2" office:value-type="string">
            <text:p text:style-name="Table_20_Contents">Briše prazan direktorij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touch </text:span><text:span text:style-name="Strong_20_Emphasis"><text:span text:style-name="T3">[ime.nastavak ime.nastavak]</text:span></text:span></text:p>
          </table:table-cell>
          <table:table-cell table:style-name="Table1.B2" office:value-type="string">
            <text:p text:style-name="Table_20_Contents">Stvara novu datoteku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rm </text:span><text:span text:style-name="Strong_20_Emphasis"><text:span text:style-name="T2">[-R]</text:span></text:span></text:p>
          </table:table-cell>
          <table:table-cell table:style-name="Table1.B2" office:value-type="string">
            <text:p text:style-name="Table_20_Contents">Briše datoteke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cp</text:span></text:p>
          </table:table-cell>
          <table:table-cell table:style-name="Table1.B2" office:value-type="string">
            <text:p text:style-name="Table_20_Contents">Kopira datoteke ili direktorije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mv</text:span></text:p>
          </table:table-cell>
          <table:table-cell table:style-name="Table1.B2" office:value-type="string">
            <text:p text:style-name="Table_20_Contents">Premješta ili preimenuje datoteke ili direktorije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cat</text:span></text:p>
          </table:table-cell>
          <table:table-cell table:style-name="Table1.B2" office:value-type="string">
            <text:p text:style-name="Table_20_Contents">Prikazuje sadržaj datoteke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more</text:span></text:p>
          </table:table-cell>
          <table:table-cell table:style-name="Table1.B2" office:value-type="string">
            <text:p text:style-name="Table_20_Contents">Prikazuje sadržaj datoteke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less</text:span></text:p>
          </table:table-cell>
          <table:table-cell table:style-name="Table1.B2" office:value-type="string">
            <text:p text:style-name="P2">Prikazuje sadržaj datoteke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find</text:span></text:p>
          </table:table-cell>
          <table:table-cell table:style-name="Table1.B2" office:value-type="string">
            <text:p text:style-name="Table_20_Contents">Pretražuje datoteke i direktorije.</text:p>
          </table:table-cell>
        </table:table-row>
        <table:table-row table:style-name="Table1.15">
          <table:table-cell table:style-name="Table1.A2" office:value-type="string">
            <text:p text:style-name="P3"><text:span text:style-name="Strong_20_Emphasis"><text:span text:style-name="T3">nano</text:span></text:span></text:p>
          </table:table-cell>
          <table:table-cell table:style-name="Table1.B2" office:value-type="string">
            <text:p text:style-name="Table_20_Contents">Ime datoteke koju želite otvoriti ili stvoriti.</text:p>
          </table:table-cell>
        </table:table-row>
      </table:table>
      <text:p text:style-name="P1"/>
      <text:p text:style-name="P1"/>
      <text:list text:style-name="L1">
        <text:list-item>
          <text:p text:style-name="P4"><text:span text:style-name="T1">Izlistajte što se sve nalazi u trenutnom direktoriju.</text:span></text:p>
        </text:list-item>
        <text:list-item>
          <text:p text:style-name="P5">Izlistajte na kojoj se nalazite trenutno putanji.</text:p>
        </text:list-item>
        <text:list-item>
          <text:p text:style-name="P5">Kreirajte direktorij naziva „seminar”.</text:p>
        </text:list-item>
        <text:list-item>
          <text:p text:style-name="P5">Kreirajte unutar direktorija „seminar” direktorij „kopiranje”. <text:line-break/><text:span text:style-name="T3">(premjestite se sa naredbom cd unutar direktorija, prije nego kreirate direktorij kopiranje)</text:span></text:p>
        </text:list-item>
        <text:list-item>
          <text:p text:style-name="P5">Kreirajte unutar direktorija „seminar” direktorij „premjestanje”.</text:p>
        </text:list-item>
        <text:list-item>
          <text:p text:style-name="P5">Kreirajte unutar direktorija „seminar” direktorij „original”.</text:p>
        </text:list-item>
        <text:list-item>
          <text:p text:style-name="P5">Kreirajte unutar direktorija „original” dvije datoteke premjestiMe.txt i kopirajMe.txt</text:p>
        </text:list-item>
        <text:list-item>
          <text:p text:style-name="P5">Datoteku premjestiMe.txt premjestiti iz „original” direktorija u direktorij „premjestanje”.</text:p>
        </text:list-item>
        <text:list-item>
          <text:p text:style-name="P5">Datoteku kopirajMe.txt kopirati iz „original” direktorija u direktorij „kopiranje”.</text:p>
        </text:list-item>
        <text:list-item>
          <text:p text:style-name="P6">Obrisati direktorij „<text:span text:style-name="T1">premjestanje</text:span>”.</text:p>
        </text:list-item>
        <text:list-item>
          <text:p text:style-name="P6">Obrisati direktorij „kopiranje”. Što se događa?</text:p>
        </text:list-item>
        <text:list-item>
          <text:p text:style-name="P7"><text:soft-page-break/>Kreirati pomoću nano naredbe datoteku sadrzaj.txt. Unutar datoteke kopirati veći dio teksta sa web stranice.<text:line-break/>Desnim klikom miša zalijepit ćete kopirani sadržaj unutar nano editora.<text:line-break/>CTRL + S -&gt; snimate u datoteku<text:line-break/>CTRL + X -&gt; izlazite iz nano editora</text:p>
        </text:list-item>
        <text:list-item>
          <text:p text:style-name="P7">Pomoću naredbi cat, more i less vidjeti razliku izlistanog sadržaja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r" fo:country="HR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 PL New Sung" style:font-family-asian="'AR PL New Sung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3T23:01:33.894206269</meta:creation-date>
    <dc:date>2025-09-03T23:40:37.087007282</dc:date>
    <meta:editing-duration>PT23M2S</meta:editing-duration>
    <meta:editing-cycles>2</meta:editing-cycles>
    <meta:generator>LibreOffice/25.8.1.1$Linux_X86_64 LibreOffice_project/580$Build-1</meta:generator>
    <meta:document-statistic meta:table-count="1" meta:image-count="0" meta:object-count="0" meta:page-count="2" meta:paragraph-count="45" meta:word-count="237" meta:character-count="1743" meta:non-whitespace-character-count="1563"/>
  </office:meta>
</office:document-meta>
</file>